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5100000110629E48D48FB31498.png" manifest:media-type="image/png"/>
  <manifest:file-entry manifest:full-path="Pictures/10000201000000F900000143092E5E326C55B91D.png" manifest:media-type="image/png"/>
  <manifest:file-entry manifest:full-path="Pictures/10000000000004B000000640CDAB63CE459E3EEC.png" manifest:media-type="image/png"/>
  <manifest:file-entry manifest:full-path="Pictures/100002010000034C00000159B7D426B2C8E5B824.png" manifest:media-type="image/png"/>
  <manifest:file-entry manifest:full-path="Pictures/10000000000004B0000003846E163ADB6D656CC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715cm, 0.698cm, 1.702cm, 1.009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252cm, 0cm, 0cm, 3.923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654cm"/>
    </style:style>
    <style:style style:name="gr5" style:family="graphic" style:parent-style-name="standard">
      <style:graphic-properties svg:stroke-color="#1b1b1b" draw:fill="solid" draw:fill-color="#e12839" draw:textarea-horizontal-align="justify" draw:textarea-vertical-align="middle" draw:auto-grow-height="false" fo:min-height="0.072cm" fo:min-width="0.646cm"/>
    </style:style>
    <style:style style:name="gr6" style:family="graphic" style:parent-style-name="standard">
      <style:graphic-properties svg:stroke-color="#1b1b1b" draw:fill="solid" draw:fill-color="#00a5e1" draw:textarea-horizontal-align="justify" draw:textarea-vertical-align="middle" draw:auto-grow-height="false" fo:min-height="0.165cm" fo:min-width="0.834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.305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196cm, 0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.312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DejaVu Sans" fo:font-size="18pt" style:font-size-asian="18pt" style:font-size-complex="18pt"/>
    </style:style>
    <style:style style:name="P3" style:family="paragraph">
      <loext:graphic-properties draw:fill="solid" draw:fill-color="#e12839"/>
      <style:paragraph-properties fo:text-align="center"/>
    </style:style>
    <style:style style:name="P4" style:family="paragraph">
      <loext:graphic-properties draw:fill="solid" draw:fill-color="#00a5e1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fo:color="#ffffff" style:font-name="DejaVu Sans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9.364cm" svg:height="8.889cm" svg:x="1.76cm" svg:y="1.128cm">
            <draw:image xlink:href="Pictures/10000000000004B000000640CDAB63CE459E3EEC.png" xlink:type="simple" xlink:show="embed" xlink:actuate="onLoad">
              <text:p/>
            </draw:image>
          </draw:frame>
          <draw:g>
            <draw:frame draw:style-name="gr2" draw:text-style-name="P1" draw:layer="layout" svg:width="13.241cm" svg:height="8.872cm" svg:x="11.125cm" svg:y="1.127cm">
              <draw:image xlink:href="Pictures/10000000000004B0000003846E163ADB6D656CC2.png" xlink:type="simple" xlink:show="embed" xlink:actuate="onLoad">
                <text:p/>
              </draw:image>
            </draw:frame>
            <draw:frame draw:style-name="gr3" draw:text-style-name="P2" draw:layer="layout" svg:width="1.141cm" svg:height="1.115cm" svg:x="1.635cm" svg:y="1.508cm">
              <draw:text-box>
                <text:p><text:span text:style-name="T1">a)</text:span></text:p>
              </draw:text-box>
            </draw:frame>
            <draw:frame draw:style-name="gr4" draw:text-style-name="P2" draw:layer="layout" svg:width="1.154cm" svg:height="0.988cm" svg:x="11.147cm" svg:y="1.536cm">
              <draw:text-box>
                <text:p><text:span text:style-name="T1">b)</text:span></text:p>
              </draw:text-box>
            </draw:frame>
            <draw:custom-shape draw:style-name="gr5" draw:text-style-name="P3" draw:layer="layout" svg:width="1.308cm" svg:height="0.644cm" draw:transform="rotate (0.537735942539453) translate (7.348cm 2.94cm)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custom-shape draw:style-name="gr6" draw:text-style-name="P4" draw:layer="layout" svg:width="1.524cm" svg:height="0.827cm" draw:transform="rotate (-1.39155101261508) translate (8.418cm 6.719cm)">
            <text:p/>
  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7" draw:text-style-name="P5" draw:layer="layout" svg:width="17.272cm" svg:height="7.158cm" svg:x="1cm" svg:y="10.017cm">
          <draw:image xlink:href="Pictures/100002010000034C00000159B7D426B2C8E5B824.png" xlink:type="simple" xlink:show="embed" xlink:actuate="onLoad">
            <text:p/>
          </draw:image>
        </draw:frame>
        <draw:frame draw:style-name="gr8" draw:text-style-name="P5" draw:layer="layout" svg:width="4.984cm" svg:height="6.664cm" svg:x="19.415cm" svg:y="10.093cm">
          <draw:image xlink:href="Pictures/10000201000000F900000143092E5E326C55B91D.png" xlink:type="simple" xlink:show="embed" xlink:actuate="onLoad">
            <text:p/>
          </draw:image>
        </draw:frame>
        <draw:frame draw:style-name="gr9" draw:text-style-name="P5" draw:layer="layout" svg:width="1.434cm" svg:height="5.639cm" svg:x="18.145cm" svg:y="10.398cm">
          <draw:image xlink:href="Pictures/100002010000005100000110629E48D48FB3149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8.66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05T15:13:33.137776861</meta:creation-date>
    <dc:date>2021-11-10T11:50:43.401109507</dc:date>
    <meta:editing-duration>PT12H46M52S</meta:editing-duration>
    <meta:editing-cycles>5</meta:editing-cycles>
    <meta:generator>LibreOffice/6.0.7.3$Linux_X86_64 LibreOffice_project/00m0$Build-3</meta:generator>
    <meta:document-statistic meta:object-count="11"/>
  </office:meta>
</office:document-meta>
</file>